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OM_HELDER_4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400 USF MAIS DOM HELDER CAMAR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ESF MAIS DOM HELDER IV, 00024007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7H0M0S" table:style-name="ce3">
            <text:p>17:00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ARBARA KELLY DE AZEVEDO MELO</text:p>
          </table:table-cell>
          <table:table-cell office:value-type="date" office:date-value="1998-04-07T00:00:00" table:style-name="ce2">
            <text:p>07/04/1998</text:p>
          </table:table-cell>
          <table:table-cell office:value-type="string" table:style-name="ce1">
            <text:p>27 anos e 4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1.406.034-00</text:p>
          </table:table-cell>
          <table:table-cell office:value-type="float" office:value="700501573507059" table:style-name="ce1">
            <text:p>7,00502E+14</text:p>
          </table:table-cell>
          <table:table-cell office:value-type="string" table:style-name="ce1">
            <text:p>(81) 98538-28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314-684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uradinha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C304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6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.2" table:style-name="ce1">
            <text:p>60,2</text:p>
          </table:table-cell>
          <table:table-cell office:value-type="float" office:value="155" table:style-name="ce1">
            <text:p>155</text:p>
          </table:table-cell>
          <table:table-cell office:value-type="date" office:date-value="2025-07-08T00:00:00" table:style-name="ce2">
            <text:p>08/07/2025</text:p>
          </table:table-cell>
          <table:table-cell office:value-type="string" table:style-name="ce1">
            <text:p>100/60</text:p>
          </table:table-cell>
          <table:table-cell office:value-type="date" office:date-value="2025-07-08T00:00:00" table:style-name="ce2">
            <text:p>08/07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OISY ESTHEFANY OLIVEIRA VASCONCELOS</text:p>
          </table:table-cell>
          <table:table-cell office:value-type="date" office:date-value="1996-10-01T00:00:00" table:style-name="ce2">
            <text:p>01/10/1996</text:p>
          </table:table-cell>
          <table:table-cell office:value-type="string" table:style-name="ce1">
            <text:p>28 anos e 11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3.545.714-01</text:p>
          </table:table-cell>
          <table:table-cell office:value-type="float" office:value="700509906703954" table:style-name="ce1">
            <text:p>7,0051E+14</text:p>
          </table:table-cell>
          <table:table-cell office:value-type="string" table:style-name="ce1">
            <text:p>(82) 99412-4074</text:p>
          </table:table-cell>
          <table:table-cell office:value-type="string" table:style-name="ce1">
            <text:p>(82) 99412-4074</text:p>
          </table:table-cell>
          <table:table-cell office:value-type="string" table:style-name="ce1">
            <text:p>(82) 99412-407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uradinha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D201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60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" table:style-name="ce1">
            <text:p>64</text:p>
          </table:table-cell>
          <table:table-cell office:value-type="float" office:value="159" table:style-name="ce1">
            <text:p>159</text:p>
          </table:table-cell>
          <table:table-cell office:value-type="date" office:date-value="2025-06-09T00:00:00" table:style-name="ce2">
            <text:p>09/06/2025</text:p>
          </table:table-cell>
          <table:table-cell office:value-type="string" table:style-name="ce1">
            <text:p>114/68</text:p>
          </table:table-cell>
          <table:table-cell office:value-type="date" office:date-value="2025-06-09T00:00:00" table:style-name="ce2">
            <text:p>09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NNIFER RAMOS PEREIRA DA SILVA MARQUES</text:p>
          </table:table-cell>
          <table:table-cell office:value-type="date" office:date-value="1996-10-09T00:00:00" table:style-name="ce2">
            <text:p>09/10/1996</text:p>
          </table:table-cell>
          <table:table-cell office:value-type="string" table:style-name="ce1">
            <text:p>28 anos e 10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1.663.644-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511-80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uradinha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A002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60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.5" table:style-name="ce1">
            <text:p>70,5</text:p>
          </table:table-cell>
          <table:table-cell office:value-type="float" office:value="168" table:style-name="ce1">
            <text:p>168</text:p>
          </table:table-cell>
          <table:table-cell office:value-type="date" office:date-value="2024-09-17T00:00:00" table:style-name="ce2">
            <text:p>17/09/2024</text:p>
          </table:table-cell>
          <table:table-cell office:value-type="string" table:style-name="ce1">
            <text:p>126/84</text:p>
          </table:table-cell>
          <table:table-cell office:value-type="date" office:date-value="2024-09-17T00:00:00" table:style-name="ce2">
            <text:p>17/09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" table:style-name="ce1">
            <text:p>87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ULIANA DE SANTANA ANES</text:p>
          </table:table-cell>
          <table:table-cell office:value-type="date" office:date-value="1999-04-07T00:00:00" table:style-name="ce2">
            <text:p>07/04/1999</text:p>
          </table:table-cell>
          <table:table-cell office:value-type="string" table:style-name="ce1">
            <text:p>26 anos e 4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4.046.854-73</text:p>
          </table:table-cell>
          <table:table-cell office:value-type="float" office:value="206816899990002" table:style-name="ce1">
            <text:p>2,06817E+14</text:p>
          </table:table-cell>
          <table:table-cell office:value-type="string" table:style-name="ce1">
            <text:p>(81) 98868-74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uradinha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C401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.849999999999994" table:style-name="ce1">
            <text:p>80,85</text:p>
          </table:table-cell>
          <table:table-cell office:value-type="float" office:value="160" table:style-name="ce1">
            <text:p>160</text:p>
          </table:table-cell>
          <table:table-cell office:value-type="date" office:date-value="2024-07-23T00:00:00" table:style-name="ce2">
            <text:p>23/07/2024</text:p>
          </table:table-cell>
          <table:table-cell office:value-type="string" table:style-name="ce1">
            <text:p>110/90</text:p>
          </table:table-cell>
          <table:table-cell office:value-type="date" office:date-value="2024-07-23T00:00:00" table:style-name="ce2">
            <text:p>23/07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CELINA PAULA DA SILVA SANTOS</text:p>
          </table:table-cell>
          <table:table-cell office:value-type="date" office:date-value="1985-02-20T00:00:00" table:style-name="ce2">
            <text:p>20/02/1985</text:p>
          </table:table-cell>
          <table:table-cell office:value-type="string" table:style-name="ce1">
            <text:p>40 anos e 6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73.530.744-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556-07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uradinha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A202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60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599999999999994" table:style-name="ce1">
            <text:p>74,6</text:p>
          </table:table-cell>
          <table:table-cell office:value-type="float" office:value="160" table:style-name="ce1">
            <text:p>160</text:p>
          </table:table-cell>
          <table:table-cell office:value-type="date" office:date-value="2024-09-10T00:00:00" table:style-name="ce2">
            <text:p>10/09/2024</text:p>
          </table:table-cell>
          <table:table-cell office:value-type="string" table:style-name="ce1">
            <text:p>138/84</text:p>
          </table:table-cell>
          <table:table-cell office:value-type="date" office:date-value="2024-09-10T00:00:00" table:style-name="ce2">
            <text:p>10/09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" table:style-name="ce1">
            <text:p>8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CIA BARRETO DA SILVA</text:p>
          </table:table-cell>
          <table:table-cell office:value-type="date" office:date-value="1995-10-26T00:00:00" table:style-name="ce2">
            <text:p>26/10/1995</text:p>
          </table:table-cell>
          <table:table-cell office:value-type="string" table:style-name="ce1">
            <text:p>29 anos e 10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9.569.534-76</text:p>
          </table:table-cell>
          <table:table-cell office:value-type="float" office:value="700606406079069" table:style-name="ce1">
            <text:p>7,00606E+14</text:p>
          </table:table-cell>
          <table:table-cell office:value-type="string" table:style-name="ce1">
            <text:p>(81) 9262-96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uradinha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C301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" table:style-name="ce1">
            <text:p>79</text:p>
          </table:table-cell>
          <table:table-cell office:value-type="float" office:value="161" table:style-name="ce1">
            <text:p>161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111/70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YARA ISIS RIBEIRO DE FRANCA</text:p>
          </table:table-cell>
          <table:table-cell office:value-type="date" office:date-value="1989-04-14T00:00:00" table:style-name="ce2">
            <text:p>14/04/1989</text:p>
          </table:table-cell>
          <table:table-cell office:value-type="string" table:style-name="ce1">
            <text:p>36 anos e 4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53.253.924-92</text:p>
          </table:table-cell>
          <table:table-cell office:value-type="float" office:value="708703191579099" table:style-name="ce1">
            <text:p>7,08703E+14</text:p>
          </table:table-cell>
          <table:table-cell office:value-type="string" table:style-name="ce1">
            <text:p>(81) 99840-70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uradinha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G004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60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.4" table:style-name="ce1">
            <text:p>59,4</text:p>
          </table:table-cell>
          <table:table-cell office:value-type="float" office:value="164" table:style-name="ce1">
            <text:p>164</text:p>
          </table:table-cell>
          <table:table-cell office:value-type="date" office:date-value="2022-09-02T00:00:00" table:style-name="ce2">
            <text:p>02/09/2022</text:p>
          </table:table-cell>
          <table:table-cell office:value-type="string" table:style-name="ce1">
            <text:p>100/70</text:p>
          </table:table-cell>
          <table:table-cell office:value-type="date" office:date-value="2022-09-26T00:00:00" table:style-name="ce2">
            <text:p>26/09/2022</text:p>
          </table:table-cell>
          <table:table-cell office:value-type="string" table:style-name="ce1">
            <text:p>Habitual</text:p>
          </table:table-cell>
          <table:table-cell office:value-type="float" office:value="181" table:style-name="ce1">
            <text:p>181</text:p>
          </table:table-cell>
          <table:table-cell office:value-type="float" office:value="0" table:style-name="ce1">
            <text:p>0</text:p>
          </table:table-cell>
          <table:table-cell office:value-type="float" office:value="181" table:style-name="ce1">
            <text:p>18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CKAELE BEATRIZ DE FREITAS</text:p>
          </table:table-cell>
          <table:table-cell office:value-type="date" office:date-value="1999-04-10T00:00:00" table:style-name="ce2">
            <text:p>10/04/1999</text:p>
          </table:table-cell>
          <table:table-cell office:value-type="string" table:style-name="ce1">
            <text:p>26 anos e 4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57.733.814-51</text:p>
          </table:table-cell>
          <table:table-cell office:value-type="float" office:value="700508350646756" table:style-name="ce1">
            <text:p>7,00508E+14</text:p>
          </table:table-cell>
          <table:table-cell office:value-type="string" table:style-name="ce1">
            <text:p>(81) 98936-694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uradinha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B003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60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4" table:style-name="ce1">
            <text:p>104</text:p>
          </table:table-cell>
          <table:table-cell office:value-type="float" office:value="169" table:style-name="ce1">
            <text:p>169</text:p>
          </table:table-cell>
          <table:table-cell office:value-type="date" office:date-value="2024-05-23T00:00:00" table:style-name="ce2">
            <text:p>23/05/2024</text:p>
          </table:table-cell>
          <table:table-cell office:value-type="string" table:style-name="ce1">
            <text:p>110/70</text:p>
          </table:table-cell>
          <table:table-cell office:value-type="date" office:date-value="2024-05-23T00:00:00" table:style-name="ce2">
            <text:p>23/05/2024</text:p>
          </table:table-cell>
          <table:table-cell office:value-type="string" table:style-name="ce1">
            <text:p>Habitual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99" table:style-name="ce1">
            <text:p>99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AHYLZA SANTOS DE SOUZA</text:p>
          </table:table-cell>
          <table:table-cell office:value-type="date" office:date-value="1999-06-29T00:00:00" table:style-name="ce2">
            <text:p>29/06/1999</text:p>
          </table:table-cell>
          <table:table-cell office:value-type="string" table:style-name="ce1">
            <text:p>26 anos e 2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1.646.974-13</text:p>
          </table:table-cell>
          <table:table-cell office:value-type="float" office:value="702800519668670" table:style-name="ce1">
            <text:p>7,02801E+14</text:p>
          </table:table-cell>
          <table:table-cell office:value-type="string" table:style-name="ce1">
            <text:p>(81) 98509-71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uradinha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H401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1" table:style-name="ce1">
            <text:p>63,1</text:p>
          </table:table-cell>
          <table:table-cell office:value-type="float" office:value="159" table:style-name="ce1">
            <text:p>159</text:p>
          </table:table-cell>
          <table:table-cell office:value-type="date" office:date-value="2021-08-30T00:00:00" table:style-name="ce2">
            <text:p>30/08/2021</text:p>
          </table:table-cell>
          <table:table-cell office:value-type="string" table:style-name="ce1">
            <text:p>120/70</text:p>
          </table:table-cell>
          <table:table-cell office:value-type="date" office:date-value="2022-04-06T00:00:00" table:style-name="ce2">
            <text:p>06/04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8" table:style-name="ce1">
            <text:p>24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IZA VITÓRIA QUEIROZ DA SILVA</text:p>
          </table:table-cell>
          <table:table-cell office:value-type="date" office:date-value="2003-08-05T00:00:00" table:style-name="ce2">
            <text:p>05/08/2003</text:p>
          </table:table-cell>
          <table:table-cell office:value-type="string" table:style-name="ce1">
            <text:p>22 ano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7.789.114-38</text:p>
          </table:table-cell>
          <table:table-cell office:value-type="float" office:value="707608298389995" table:style-name="ce1">
            <text:p>7,07608E+14</text:p>
          </table:table-cell>
          <table:table-cell office:value-type="string" table:style-name="ce1">
            <text:p>(81) 98645-61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645-617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tacílio azevedo</text:p>
          </table:table-cell>
          <table:table-cell office:value-type="string" table:style-name="ce1">
            <text:p>1116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4.2" table:style-name="ce1">
            <text:p>54,2</text:p>
          </table:table-cell>
          <table:table-cell office:value-type="float" office:value="155" table:style-name="ce1">
            <text:p>155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100/60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Habitual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RISTIANE GONÇALVES DE MELO</text:p>
          </table:table-cell>
          <table:table-cell office:value-type="date" office:date-value="1990-05-14T00:00:00" table:style-name="ce2">
            <text:p>14/05/1990</text:p>
          </table:table-cell>
          <table:table-cell office:value-type="string" table:style-name="ce1">
            <text:p>35 anos e 3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7.581.674-63</text:p>
          </table:table-cell>
          <table:table-cell office:value-type="float" office:value="709800021967890" table:style-name="ce1">
            <text:p>7,098E+14</text:p>
          </table:table-cell>
          <table:table-cell office:value-type="string" table:style-name="ce1">
            <text:p>(81) 99742-248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v. vereador otacilio de azevedo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BLOCO B APT 108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5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" table:style-name="ce1">
            <text:p>65</text:p>
          </table:table-cell>
          <table:table-cell office:value-type="float" office:value="165" table:style-name="ce1">
            <text:p>165</text:p>
          </table:table-cell>
          <table:table-cell office:value-type="date" office:date-value="2024-10-30T00:00:00" table:style-name="ce2">
            <text:p>30/10/2024</text:p>
          </table:table-cell>
          <table:table-cell office:value-type="string" table:style-name="ce1">
            <text:p>120/70</text:p>
          </table:table-cell>
          <table:table-cell office:value-type="date" office:date-value="2024-09-10T00:00:00" table:style-name="ce2">
            <text:p>10/09/2024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" table:style-name="ce1">
            <text:p>5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DUARDA ELLEN DESHAMPS VIEIRA FERREIRA</text:p>
          </table:table-cell>
          <table:table-cell office:value-type="date" office:date-value="2003-08-29T00:00:00" table:style-name="ce2">
            <text:p>29/08/2003</text:p>
          </table:table-cell>
          <table:table-cell office:value-type="string" table:style-name="ce1">
            <text:p>22 ano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3.770.294-50</text:p>
          </table:table-cell>
          <table:table-cell office:value-type="float" office:value="700900921001696" table:style-name="ce1">
            <text:p>7,00901E+14</text:p>
          </table:table-cell>
          <table:table-cell office:value-type="string" table:style-name="ce1">
            <text:p>(81) 98364-13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v. vereador otacilio de azevedo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BLOCO F APT 103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5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" table:style-name="ce1">
            <text:p>55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102/73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MILY VITÓRIA MARTINS GOMES DA SILVA</text:p>
          </table:table-cell>
          <table:table-cell office:value-type="date" office:date-value="2006-12-02T00:00:00" table:style-name="ce2">
            <text:p>02/12/2006</text:p>
          </table:table-cell>
          <table:table-cell office:value-type="string" table:style-name="ce1">
            <text:p>18 anos e 8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8.354.524-50</text:p>
          </table:table-cell>
          <table:table-cell office:value-type="float" office:value="705807436690432" table:style-name="ce1">
            <text:p>7,05807E+14</text:p>
          </table:table-cell>
          <table:table-cell office:value-type="string" table:style-name="ce1">
            <text:p>(81) 99720-959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408-11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v. vereador otacilio de azevedo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BLOCO F APT 102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50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.8" table:style-name="ce1">
            <text:p>79,8</text:p>
          </table:table-cell>
          <table:table-cell office:value-type="float" office:value="163" table:style-name="ce1">
            <text:p>163</text:p>
          </table:table-cell>
          <table:table-cell office:value-type="date" office:date-value="2023-03-01T00:00:00" table:style-name="ce2">
            <text:p>01/03/2023</text:p>
          </table:table-cell>
          <table:table-cell office:value-type="string" table:style-name="ce1">
            <text:p>110/80</text:p>
          </table:table-cell>
          <table:table-cell office:value-type="date" office:date-value="2023-03-01T00:00:00" table:style-name="ce2">
            <text:p>01/03/2023</text:p>
          </table:table-cell>
          <table:table-cell office:value-type="string" table:style-name="ce1">
            <text:p>Habitual</text:p>
          </table:table-cell>
          <table:table-cell office:value-type="float" office:value="165" table:style-name="ce1">
            <text:p>165</text:p>
          </table:table-cell>
          <table:table-cell office:value-type="float" office:value="5" table:style-name="ce1">
            <text:p>5</text:p>
          </table:table-cell>
          <table:table-cell office:value-type="float" office:value="165" table:style-name="ce1">
            <text:p>16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ABIANA MARIA DA SILVA</text:p>
          </table:table-cell>
          <table:table-cell office:value-type="date" office:date-value="1989-08-28T00:00:00" table:style-name="ce2">
            <text:p>28/08/1989</text:p>
          </table:table-cell>
          <table:table-cell office:value-type="string" table:style-name="ce1">
            <text:p>36 ano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87.381.914-40</text:p>
          </table:table-cell>
          <table:table-cell office:value-type="float" office:value="704801524672041" table:style-name="ce1">
            <text:p>7,04802E+14</text:p>
          </table:table-cell>
          <table:table-cell office:value-type="string" table:style-name="ce1">
            <text:p>(81) 98436-39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v. vereador otacilio de azevedo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BLOCO F APT 203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3/80</text:p>
          </table:table-cell>
          <table:table-cell office:value-type="date" office:date-value="2025-02-04T00:00:00" table:style-name="ce2">
            <text:p>04/02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ÉSSICA DOS SANTOS OLIVEIRA</text:p>
          </table:table-cell>
          <table:table-cell office:value-type="date" office:date-value="1995-05-04T00:00:00" table:style-name="ce2">
            <text:p>04/05/1995</text:p>
          </table:table-cell>
          <table:table-cell office:value-type="string" table:style-name="ce1">
            <text:p>30 anos e 3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1.622.654-92</text:p>
          </table:table-cell>
          <table:table-cell office:value-type="float" office:value="704601604550629" table:style-name="ce1">
            <text:p>7,04602E+14</text:p>
          </table:table-cell>
          <table:table-cell office:value-type="string" table:style-name="ce1">
            <text:p>(81) 99648-6896</text:p>
          </table:table-cell>
          <table:table-cell office:value-type="string" table:style-name="ce1">
            <text:p>(81) 3268-3286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v. vereador otacilio de azevedo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BLOCO B APT 107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50</text:p>
          </table:table-cell>
          <table:table-cell office:value-type="float" office:value="7" table:style-name="ce1">
            <text:p>7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" table:style-name="ce1">
            <text:p>55</text:p>
          </table:table-cell>
          <table:table-cell office:value-type="float" office:value="160" table:style-name="ce1">
            <text:p>160</text:p>
          </table:table-cell>
          <table:table-cell office:value-type="date" office:date-value="2023-01-25T00:00:00" table:style-name="ce2">
            <text:p>25/01/2023</text:p>
          </table:table-cell>
          <table:table-cell office:value-type="string" table:style-name="ce1">
            <text:p>110/80</text:p>
          </table:table-cell>
          <table:table-cell office:value-type="date" office:date-value="2023-01-25T00:00:00" table:style-name="ce2">
            <text:p>25/01/2023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18" table:style-name="ce1">
            <text:p>318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CIANA PESSOA SANTOS</text:p>
          </table:table-cell>
          <table:table-cell office:value-type="date" office:date-value="1990-04-15T00:00:00" table:style-name="ce2">
            <text:p>15/04/1990</text:p>
          </table:table-cell>
          <table:table-cell office:value-type="string" table:style-name="ce1">
            <text:p>35 anos e 4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7.662.124-80</text:p>
          </table:table-cell>
          <table:table-cell office:value-type="float" office:value="701205001722013" table:style-name="ce1">
            <text:p>7,01205E+14</text:p>
          </table:table-cell>
          <table:table-cell office:value-type="string" table:style-name="ce1">
            <text:p>(81) 98819-23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ua douradinha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BLOCO M , APT 404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60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.45" table:style-name="ce1">
            <text:p>65,45</text:p>
          </table:table-cell>
          <table:table-cell office:value-type="float" office:value="147" table:style-name="ce1">
            <text:p>147</text:p>
          </table:table-cell>
          <table:table-cell office:value-type="date" office:date-value="2024-11-26T00:00:00" table:style-name="ce2">
            <text:p>26/11/2024</text:p>
          </table:table-cell>
          <table:table-cell office:value-type="string" table:style-name="ce1">
            <text:p>115/68</text:p>
          </table:table-cell>
          <table:table-cell office:value-type="date" office:date-value="2024-11-26T00:00:00" table:style-name="ce2">
            <text:p>26/1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" table:style-name="ce1">
            <text:p>78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NUELA ANITA FERREIRA DA SILVA</text:p>
          </table:table-cell>
          <table:table-cell office:value-type="date" office:date-value="1995-05-08T00:00:00" table:style-name="ce2">
            <text:p>08/05/1995</text:p>
          </table:table-cell>
          <table:table-cell office:value-type="string" table:style-name="ce1">
            <text:p>30 anos e 3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3.816.164-02</text:p>
          </table:table-cell>
          <table:table-cell office:value-type="float" office:value="705406438595294" table:style-name="ce1">
            <text:p>7,05406E+14</text:p>
          </table:table-cell>
          <table:table-cell office:value-type="string" table:style-name="ce1">
            <text:p>(81) 98414-07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v. vereador otacilio de azevedo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BLOCO F APT 103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5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" table:style-name="ce1">
            <text:p>87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147/98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ASMIN SILVA</text:p>
          </table:table-cell>
          <table:table-cell office:value-type="date" office:date-value="2000-10-10T00:00:00" table:style-name="ce2">
            <text:p>10/10/2000</text:p>
          </table:table-cell>
          <table:table-cell office:value-type="string" table:style-name="ce1">
            <text:p>24 anos e 10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8.382.544-20</text:p>
          </table:table-cell>
          <table:table-cell office:value-type="float" office:value="707005891685339" table:style-name="ce1">
            <text:p>7,07006E+14</text:p>
          </table:table-cell>
          <table:table-cell office:value-type="string" table:style-name="ce1">
            <text:p>(81) 99650-34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v. vereador otacilio de azevedo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BLOCO B APT 206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50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" table:style-name="ce1">
            <text:p>70</text:p>
          </table:table-cell>
          <table:table-cell office:value-type="float" office:value="160" table:style-name="ce1">
            <text:p>160</text:p>
          </table:table-cell>
          <table:table-cell office:value-type="date" office:date-value="2025-02-04T00:00:00" table:style-name="ce2">
            <text:p>04/02/2025</text:p>
          </table:table-cell>
          <table:table-cell office:value-type="string" table:style-name="ce1">
            <text:p>102/75</text:p>
          </table:table-cell>
          <table:table-cell office:value-type="date" office:date-value="2025-02-04T00:00:00" table:style-name="ce2">
            <text:p>04/02/2025</text:p>
          </table:table-cell>
          <table:table-cell office:value-type="string" table:style-name="ce1">
            <text:p>Habitual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ROZELYNY CABRAL RAMOS DOS SANTOS</text:p>
          </table:table-cell>
          <table:table-cell office:value-type="date" office:date-value="2004-09-25T00:00:00" table:style-name="ce2">
            <text:p>25/09/2004</text:p>
          </table:table-cell>
          <table:table-cell office:value-type="string" table:style-name="ce1">
            <text:p>20 anos e 11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3.358.234-17</text:p>
          </table:table-cell>
          <table:table-cell office:value-type="float" office:value="700005205479404" table:style-name="ce1">
            <text:p>7,00005E+14</text:p>
          </table:table-cell>
          <table:table-cell office:value-type="string" table:style-name="ce1">
            <text:p>(81) 99672-793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v. vereador otacilio de azevedo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BLOCO D APT 103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5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.599999999999994" table:style-name="ce1">
            <text:p>78,6</text:p>
          </table:table-cell>
          <table:table-cell office:value-type="float" office:value="160" table:style-name="ce1">
            <text:p>160</text:p>
          </table:table-cell>
          <table:table-cell office:value-type="date" office:date-value="2024-11-05T00:00:00" table:style-name="ce2">
            <text:p>05/11/2024</text:p>
          </table:table-cell>
          <table:table-cell office:value-type="string" table:style-name="ce1">
            <text:p>117/72</text:p>
          </table:table-cell>
          <table:table-cell office:value-type="date" office:date-value="2024-11-05T00:00:00" table:style-name="ce2">
            <text:p>05/1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ICIANE RAYSSA ELISIO GUILHERME</text:p>
          </table:table-cell>
          <table:table-cell office:value-type="date" office:date-value="2002-11-16T00:00:00" table:style-name="ce2">
            <text:p>16/11/2002</text:p>
          </table:table-cell>
          <table:table-cell office:value-type="string" table:style-name="ce1">
            <text:p>22 anos e 9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5.449.224-42</text:p>
          </table:table-cell>
          <table:table-cell office:value-type="float" office:value="700007376883201" table:style-name="ce1">
            <text:p>7,00007E+14</text:p>
          </table:table-cell>
          <table:table-cell office:value-type="string" table:style-name="ce1">
            <text:p>(81) 98396-15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ereador otacílio azevedo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5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7.8" table:style-name="ce1">
            <text:p>107,8</text:p>
          </table:table-cell>
          <table:table-cell office:value-type="float" office:value="162" table:style-name="ce1">
            <text:p>162</text:p>
          </table:table-cell>
          <table:table-cell office:value-type="date" office:date-value="2025-01-28T00:00:00" table:style-name="ce2">
            <text:p>28/01/2025</text:p>
          </table:table-cell>
          <table:table-cell office:value-type="string" table:style-name="ce1">
            <text:p>117/66</text:p>
          </table:table-cell>
          <table:table-cell office:value-type="date" office:date-value="2025-01-28T00:00:00" table:style-name="ce2">
            <text:p>28/01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" table:style-name="ce1">
            <text:p>63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PAULA MARIA TAVARES</text:p>
          </table:table-cell>
          <table:table-cell office:value-type="date" office:date-value="1993-09-30T00:00:00" table:style-name="ce2">
            <text:p>30/09/1993</text:p>
          </table:table-cell>
          <table:table-cell office:value-type="string" table:style-name="ce1">
            <text:p>31 anos e 11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2.775.854-31</text:p>
          </table:table-cell>
          <table:table-cell office:value-type="float" office:value="700800981522790" table:style-name="ce1">
            <text:p>7,00801E+14</text:p>
          </table:table-cell>
          <table:table-cell office:value-type="string" table:style-name="ce1">
            <text:p>(81) 98819-35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ereador otacílio azevedo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50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.4" table:style-name="ce1">
            <text:p>87,4</text:p>
          </table:table-cell>
          <table:table-cell office:value-type="float" office:value="159" table:style-name="ce1">
            <text:p>159</text:p>
          </table:table-cell>
          <table:table-cell office:value-type="date" office:date-value="2024-10-01T00:00:00" table:style-name="ce2">
            <text:p>01/10/2024</text:p>
          </table:table-cell>
          <table:table-cell office:value-type="string" table:style-name="ce1">
            <text:p>130/90</text:p>
          </table:table-cell>
          <table:table-cell office:value-type="date" office:date-value="2024-10-01T00:00:00" table:style-name="ce2">
            <text:p>01/10/2024</text:p>
          </table:table-cell>
          <table:table-cell office:value-type="string" table:style-name="ce1">
            <text:p>Alto</text:p>
          </table:table-cell>
          <table:table-cell office:value-type="float" office:value="75" table:style-name="ce1">
            <text:p>75</text:p>
          </table:table-cell>
          <table:table-cell office:value-type="float" office:value="3" table:style-name="ce1">
            <text:p>3</text:p>
          </table:table-cell>
          <table:table-cell office:value-type="float" office:value="75" table:style-name="ce1">
            <text:p>7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EATRIZ CLECIA DA SILVA</text:p>
          </table:table-cell>
          <table:table-cell office:value-type="date" office:date-value="2002-08-14T00:00:00" table:style-name="ce2">
            <text:p>14/08/2002</text:p>
          </table:table-cell>
          <table:table-cell office:value-type="string" table:style-name="ce1">
            <text:p>23 ano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70.765.634-79</text:p>
          </table:table-cell>
          <table:table-cell office:value-type="float" office:value="700007437258409" table:style-name="ce1">
            <text:p>7,00007E+14</text:p>
          </table:table-cell>
          <table:table-cell office:value-type="string" table:style-name="ce1">
            <text:p>(81) 98300-94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ereador otacílio azevedo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5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" table:style-name="ce1">
            <text:p>61</text:p>
          </table:table-cell>
          <table:table-cell office:value-type="float" office:value="152" table:style-name="ce1">
            <text:p>152</text:p>
          </table:table-cell>
          <table:table-cell office:value-type="date" office:date-value="2025-05-29T00:00:00" table:style-name="ce2">
            <text:p>29/05/2025</text:p>
          </table:table-cell>
          <table:table-cell office:value-type="string" table:style-name="ce1">
            <text:p>120/60</text:p>
          </table:table-cell>
          <table:table-cell office:value-type="date" office:date-value="2025-05-29T00:00:00" table:style-name="ce2">
            <text:p>29/05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3" table:style-name="ce1">
            <text:p>193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IANCA VITORIA ALVES DA SILVA</text:p>
          </table:table-cell>
          <table:table-cell office:value-type="date" office:date-value="2008-08-09T00:00:00" table:style-name="ce2">
            <text:p>09/08/2008</text:p>
          </table:table-cell>
          <table:table-cell office:value-type="string" table:style-name="ce1">
            <text:p>17 ano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77.039.884-80</text:p>
          </table:table-cell>
          <table:table-cell office:value-type="float" office:value="898004528605149" table:style-name="ce1">
            <text:p>8,98005E+14</text:p>
          </table:table-cell>
          <table:table-cell office:value-type="string" table:style-name="ce1">
            <text:p>(81) 98380-4860</text:p>
          </table:table-cell>
          <table:table-cell office:value-type="string" table:style-name="ce1">
            <text:p>(81) 8824-0693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ila vintém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O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5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7" table:style-name="ce1">
            <text:p>57</text:p>
          </table:table-cell>
          <table:table-cell office:value-type="float" office:value="150" table:style-name="ce1">
            <text:p>150</text:p>
          </table:table-cell>
          <table:table-cell office:value-type="date" office:date-value="2025-02-11T00:00:00" table:style-name="ce2">
            <text:p>11/02/2025</text:p>
          </table:table-cell>
          <table:table-cell office:value-type="string" table:style-name="ce1">
            <text:p>90/70</text:p>
          </table:table-cell>
          <table:table-cell office:value-type="date" office:date-value="2025-02-11T00:00:00" table:style-name="ce2">
            <text:p>11/02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ABRIELLE VITÓRIA GONÇALVES DA SILVA</text:p>
          </table:table-cell>
          <table:table-cell office:value-type="date" office:date-value="2008-12-16T00:00:00" table:style-name="ce2">
            <text:p>16/12/2008</text:p>
          </table:table-cell>
          <table:table-cell office:value-type="string" table:style-name="ce1">
            <text:p>16 anos e 8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8.405.754-88</text:p>
          </table:table-cell>
          <table:table-cell office:value-type="float" office:value="700901906162294" table:style-name="ce1">
            <text:p>7,00902E+14</text:p>
          </table:table-cell>
          <table:table-cell office:value-type="string" table:style-name="ce1">
            <text:p>(81) 9997-43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ereador otacílio azevedo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BLOCO J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5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.900000000000006" table:style-name="ce1">
            <text:p>67,9</text:p>
          </table:table-cell>
          <table:table-cell office:value-type="float" office:value="174" table:style-name="ce1">
            <text:p>174</text:p>
          </table:table-cell>
          <table:table-cell office:value-type="date" office:date-value="2025-03-11T00:00:00" table:style-name="ce2">
            <text:p>11/03/2025</text:p>
          </table:table-cell>
          <table:table-cell office:value-type="string" table:style-name="ce1">
            <text:p>121/76</text:p>
          </table:table-cell>
          <table:table-cell office:value-type="date" office:date-value="2025-03-11T00:00:00" table:style-name="ce2">
            <text:p>11/03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SILENE OLIVEIRA SILVA REIS</text:p>
          </table:table-cell>
          <table:table-cell office:value-type="date" office:date-value="1998-07-27T00:00:00" table:style-name="ce2">
            <text:p>27/07/1998</text:p>
          </table:table-cell>
          <table:table-cell office:value-type="string" table:style-name="ce1">
            <text:p>27 anos e 1 mê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898004166700423" table:style-name="ce1">
            <text:p>8,98004E+14</text:p>
          </table:table-cell>
          <table:table-cell office:value-type="string" table:style-name="ce1">
            <text:p>(81) 9910-05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ereador otacílio azevedo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" table:style-name="ce1">
            <text:p>1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" table:style-name="ce1">
            <text:p>74</text:p>
          </table:table-cell>
          <table:table-cell office:value-type="float" office:value="154" table:style-name="ce1">
            <text:p>154</text:p>
          </table:table-cell>
          <table:table-cell office:value-type="date" office:date-value="2019-07-24T00:00:00" table:style-name="ce2">
            <text:p>24/07/2019</text:p>
          </table:table-cell>
          <table:table-cell office:value-type="string" table:style-name="ce1">
            <text:p>120/70</text:p>
          </table:table-cell>
          <table:table-cell office:value-type="date" office:date-value="2022-10-16T00:00:00" table:style-name="ce2">
            <text:p>16/10/2022</text:p>
          </table:table-cell>
          <table:table-cell office:value-type="string" table:style-name="ce1">
            <text:p>Habitual</text:p>
          </table:table-cell>
          <table:table-cell office:value-type="float" office:value="356" table:style-name="ce1">
            <text:p>356</text:p>
          </table:table-cell>
          <table:table-cell office:value-type="float" office:value="2" table:style-name="ce1">
            <text:p>2</text:p>
          </table:table-cell>
          <table:table-cell office:value-type="float" office:value="355" table:style-name="ce1">
            <text:p>355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YLANE DE OLIVEIRA DA SILVA</text:p>
          </table:table-cell>
          <table:table-cell office:value-type="date" office:date-value="2006-11-25T00:00:00" table:style-name="ce2">
            <text:p>25/11/2006</text:p>
          </table:table-cell>
          <table:table-cell office:value-type="string" table:style-name="ce1">
            <text:p>18 anos e 9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0.483.184-38</text:p>
          </table:table-cell>
          <table:table-cell office:value-type="float" office:value="705406489080690" table:style-name="ce1">
            <text:p>7,05406E+14</text:p>
          </table:table-cell>
          <table:table-cell office:value-type="string" table:style-name="ce1">
            <text:p>(81) 98745-00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ereador otacílio azevedo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5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" table:style-name="ce1">
            <text:p>72</text:p>
          </table:table-cell>
          <table:table-cell office:value-type="float" office:value="165" table:style-name="ce1">
            <text:p>165</text:p>
          </table:table-cell>
          <table:table-cell office:value-type="date" office:date-value="2025-06-16T00:00:00" table:style-name="ce2">
            <text:p>16/06/2025</text:p>
          </table:table-cell>
          <table:table-cell office:value-type="string" table:style-name="ce1">
            <text:p>130/80</text:p>
          </table:table-cell>
          <table:table-cell office:value-type="date" office:date-value="2025-06-16T00:00:00" table:style-name="ce2">
            <text:p>16/06/2025</text:p>
          </table:table-cell>
          <table:table-cell office:value-type="string" table:style-name="ce1">
            <text:p>Habitual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EANDRA PAIXAO DA SILVA</text:p>
          </table:table-cell>
          <table:table-cell office:value-type="date" office:date-value="1987-08-11T00:00:00" table:style-name="ce2">
            <text:p>11/08/1987</text:p>
          </table:table-cell>
          <table:table-cell office:value-type="string" table:style-name="ce1">
            <text:p>38 ano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5.097.734-58</text:p>
          </table:table-cell>
          <table:table-cell office:value-type="float" office:value="700008456914805" table:style-name="ce1">
            <text:p>7,00008E+14</text:p>
          </table:table-cell>
          <table:table-cell office:value-type="string" table:style-name="ce1">
            <text:p>(81) 98488-58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ereador otacílio azevedo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5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6.2" table:style-name="ce1">
            <text:p>96,2</text:p>
          </table:table-cell>
          <table:table-cell office:value-type="float" office:value="165" table:style-name="ce1">
            <text:p>165</text:p>
          </table:table-cell>
          <table:table-cell office:value-type="date" office:date-value="2016-08-10T00:00:00" table:style-name="ce2">
            <text:p>10/08/2016</text:p>
          </table:table-cell>
          <table:table-cell office:value-type="string" table:style-name="ce1">
            <text:p>110/70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15" table:style-name="ce1">
            <text:p>51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IZA FREITAS DE SOUZA</text:p>
          </table:table-cell>
          <table:table-cell office:value-type="date" office:date-value="1999-05-02T00:00:00" table:style-name="ce2">
            <text:p>02/05/1999</text:p>
          </table:table-cell>
          <table:table-cell office:value-type="string" table:style-name="ce1">
            <text:p>26 anos e 3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44.333.524-03</text:p>
          </table:table-cell>
          <table:table-cell office:value-type="float" office:value="706006864502248" table:style-name="ce1">
            <text:p>7,06007E+14</text:p>
          </table:table-cell>
          <table:table-cell office:value-type="string" table:style-name="ce1">
            <text:p>(81) 9856-32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ereador otacílio azevedo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50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" table:style-name="ce1">
            <text:p>60</text:p>
          </table:table-cell>
          <table:table-cell office:value-type="float" office:value="156" table:style-name="ce1">
            <text:p>156</text:p>
          </table:table-cell>
          <table:table-cell office:value-type="date" office:date-value="2024-09-18T00:00:00" table:style-name="ce2">
            <text:p>18/09/2024</text:p>
          </table:table-cell>
          <table:table-cell office:value-type="string" table:style-name="ce1">
            <text:p>103/69</text:p>
          </table:table-cell>
          <table:table-cell office:value-type="date" office:date-value="2024-09-11T00:00:00" table:style-name="ce2">
            <text:p>11/09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5" table:style-name="ce1">
            <text:p>53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CELA DA SILVA ARAUJO</text:p>
          </table:table-cell>
          <table:table-cell office:value-type="date" office:date-value="2006-02-22T00:00:00" table:style-name="ce2">
            <text:p>22/02/2006</text:p>
          </table:table-cell>
          <table:table-cell office:value-type="string" table:style-name="ce1">
            <text:p>19 anos e 6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7.000.164-07</text:p>
          </table:table-cell>
          <table:table-cell office:value-type="float" office:value="898005856268271" table:style-name="ce1">
            <text:p>8,98006E+14</text:p>
          </table:table-cell>
          <table:table-cell office:value-type="string" table:style-name="ce1">
            <text:p>(81) 98312-45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ereador otacílio azevedo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8.2" table:style-name="ce1">
            <text:p>48,2</text:p>
          </table:table-cell>
          <table:table-cell office:value-type="float" office:value="155" table:style-name="ce1">
            <text:p>155</text:p>
          </table:table-cell>
          <table:table-cell office:value-type="date" office:date-value="2024-05-28T00:00:00" table:style-name="ce2">
            <text:p>28/05/2024</text:p>
          </table:table-cell>
          <table:table-cell office:value-type="string" table:style-name="ce1">
            <text:p>110/70</text:p>
          </table:table-cell>
          <table:table-cell office:value-type="date" office:date-value="2024-05-28T00:00:00" table:style-name="ce2">
            <text:p>28/05/2024</text:p>
          </table:table-cell>
          <table:table-cell office:value-type="string" table:style-name="ce1">
            <text:p>Habitual</text:p>
          </table:table-cell>
          <table:table-cell office:value-type="float" office:value="83" table:style-name="ce1">
            <text:p>83</text:p>
          </table:table-cell>
          <table:table-cell office:value-type="float" office:value="2" table:style-name="ce1">
            <text:p>2</text:p>
          </table:table-cell>
          <table:table-cell office:value-type="float" office:value="83" table:style-name="ce1">
            <text:p>8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BEATRIZ BARBOSA DA SILVA</text:p>
          </table:table-cell>
          <table:table-cell office:value-type="date" office:date-value="2005-10-19T00:00:00" table:style-name="ce2">
            <text:p>19/10/2005</text:p>
          </table:table-cell>
          <table:table-cell office:value-type="string" table:style-name="ce1">
            <text:p>19 anos e 10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41.019.214-82</text:p>
          </table:table-cell>
          <table:table-cell office:value-type="float" office:value="708703191209496" table:style-name="ce1">
            <text:p>7,08703E+14</text:p>
          </table:table-cell>
          <table:table-cell office:value-type="string" table:style-name="ce1">
            <text:p>(81) 99974-603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ila vintém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O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5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8" table:style-name="ce1">
            <text:p>48</text:p>
          </table:table-cell>
          <table:table-cell office:value-type="float" office:value="145" table:style-name="ce1">
            <text:p>145</text:p>
          </table:table-cell>
          <table:table-cell office:value-type="date" office:date-value="2025-06-16T00:00:00" table:style-name="ce2">
            <text:p>16/06/2025</text:p>
          </table:table-cell>
          <table:table-cell office:value-type="string" table:style-name="ce1">
            <text:p>120/60</text:p>
          </table:table-cell>
          <table:table-cell office:value-type="date" office:date-value="2025-06-16T00:00:00" table:style-name="ce2">
            <text:p>16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LENA MENDES DA SILVA</text:p>
          </table:table-cell>
          <table:table-cell office:value-type="date" office:date-value="1997-10-04T00:00:00" table:style-name="ce2">
            <text:p>04/10/1997</text:p>
          </table:table-cell>
          <table:table-cell office:value-type="string" table:style-name="ce1">
            <text:p>27 anos e 10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4.809.314-73</text:p>
          </table:table-cell>
          <table:table-cell office:value-type="float" office:value="702903578618473" table:style-name="ce1">
            <text:p>7,02904E+14</text:p>
          </table:table-cell>
          <table:table-cell office:value-type="string" table:style-name="ce1">
            <text:p>(81) 98598-53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ila vintém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O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30-550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.3" table:style-name="ce1">
            <text:p>75,3</text:p>
          </table:table-cell>
          <table:table-cell office:value-type="float" office:value="164" table:style-name="ce1">
            <text:p>164</text:p>
          </table:table-cell>
          <table:table-cell office:value-type="date" office:date-value="2023-05-29T00:00:00" table:style-name="ce2">
            <text:p>29/05/2023</text:p>
          </table:table-cell>
          <table:table-cell office:value-type="string" table:style-name="ce1">
            <text:p>120/80</text:p>
          </table:table-cell>
          <table:table-cell office:value-type="date" office:date-value="2023-06-12T00:00:00" table:style-name="ce2">
            <text:p>12/06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3" table:style-name="ce1">
            <text:p>16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ATALIA CINTIA GALDINA DE LIMA</text:p>
          </table:table-cell>
          <table:table-cell office:value-type="date" office:date-value="1989-03-23T00:00:00" table:style-name="ce2">
            <text:p>23/03/1989</text:p>
          </table:table-cell>
          <table:table-cell office:value-type="string" table:style-name="ce1">
            <text:p>36 anos e 5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80.667.224-27</text:p>
          </table:table-cell>
          <table:table-cell office:value-type="float" office:value="705000425712953" table:style-name="ce1">
            <text:p>7,05E+14</text:p>
          </table:table-cell>
          <table:table-cell office:value-type="string" table:style-name="ce1">
            <text:p>(81) 98346-46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ila vintém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O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0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9" table:style-name="ce1">
            <text:p>119</text:p>
          </table:table-cell>
          <table:table-cell office:value-type="float" office:value="168" table:style-name="ce1">
            <text:p>168</text:p>
          </table:table-cell>
          <table:table-cell office:value-type="date" office:date-value="2025-04-01T00:00:00" table:style-name="ce2">
            <text:p>01/04/2025</text:p>
          </table:table-cell>
          <table:table-cell office:value-type="string" table:style-name="ce1">
            <text:p>150/90</text:p>
          </table:table-cell>
          <table:table-cell office:value-type="date" office:date-value="2025-02-04T00:00:00" table:style-name="ce2">
            <text:p>04/02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ANESSA ROBERTA DO NASCIMENTO</text:p>
          </table:table-cell>
          <table:table-cell office:value-type="date" office:date-value="1993-01-15T00:00:00" table:style-name="ce2">
            <text:p>15/01/1993</text:p>
          </table:table-cell>
          <table:table-cell office:value-type="string" table:style-name="ce1">
            <text:p>32 anos e 7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17.744.954-30</text:p>
          </table:table-cell>
          <table:table-cell office:value-type="float" office:value="702605747820449" table:style-name="ce1">
            <text:p>7,02606E+14</text:p>
          </table:table-cell>
          <table:table-cell office:value-type="string" table:style-name="ce1">
            <text:p>(81) 98527-66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ila vintém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O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50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.6" table:style-name="ce1">
            <text:p>87,6</text:p>
          </table:table-cell>
          <table:table-cell office:value-type="float" office:value="163" table:style-name="ce1">
            <text:p>163</text:p>
          </table:table-cell>
          <table:table-cell office:value-type="date" office:date-value="2018-08-09T00:00:00" table:style-name="ce2">
            <text:p>09/08/2018</text:p>
          </table:table-cell>
          <table:table-cell office:value-type="string" table:style-name="ce1">
            <text:p>120/70</text:p>
          </table:table-cell>
          <table:table-cell office:value-type="date" office:date-value="2022-08-12T00:00:00" table:style-name="ce2">
            <text:p>12/08/2022</text:p>
          </table:table-cell>
          <table:table-cell office:value-type="string" table:style-name="ce1">
            <text:p>Alto</text:p>
          </table:table-cell>
          <table:table-cell office:value-type="float" office:value="407" table:style-name="ce1">
            <text:p>407</text:p>
          </table:table-cell>
          <table:table-cell office:value-type="float" office:value="0" table:style-name="ce1">
            <text:p>0</text:p>
          </table:table-cell>
          <table:table-cell office:value-type="float" office:value="407" table:style-name="ce1">
            <text:p>407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WILLANNA CANDIDO DAS SILVA</text:p>
          </table:table-cell>
          <table:table-cell office:value-type="date" office:date-value="2005-07-30T00:00:00" table:style-name="ce2">
            <text:p>30/07/2005</text:p>
          </table:table-cell>
          <table:table-cell office:value-type="string" table:style-name="ce1">
            <text:p>20 anos e 1 mê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2.307.384-11</text:p>
          </table:table-cell>
          <table:table-cell office:value-type="float" office:value="700009951588705" table:style-name="ce1">
            <text:p>7,0001E+14</text:p>
          </table:table-cell>
          <table:table-cell office:value-type="string" table:style-name="ce1">
            <text:p>(81) 98496-450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ereador otacílio azevedo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50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.599999999999994" table:style-name="ce1">
            <text:p>76,6</text:p>
          </table:table-cell>
          <table:table-cell office:value-type="float" office:value="170" table:style-name="ce1">
            <text:p>170</text:p>
          </table:table-cell>
          <table:table-cell office:value-type="date" office:date-value="2024-11-07T00:00:00" table:style-name="ce2">
            <text:p>07/11/2024</text:p>
          </table:table-cell>
          <table:table-cell office:value-type="string" table:style-name="ce1">
            <text:p>100/60</text:p>
          </table:table-cell>
          <table:table-cell office:value-type="date" office:date-value="2024-11-07T00:00:00" table:style-name="ce2">
            <text:p>07/1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" table:style-name="ce1">
            <text:p>67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RANCIS MARIA DA SILVA TORRES</text:p>
          </table:table-cell>
          <table:table-cell office:value-type="date" office:date-value="1995-02-11T00:00:00" table:style-name="ce2">
            <text:p>11/02/1995</text:p>
          </table:table-cell>
          <table:table-cell office:value-type="string" table:style-name="ce1">
            <text:p>30 anos e 6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5.558.864-25</text:p>
          </table:table-cell>
          <table:table-cell office:value-type="float" office:value="700500385670257" table:style-name="ce1">
            <text:p>7,005E+14</text:p>
          </table:table-cell>
          <table:table-cell office:value-type="string" table:style-name="ce1">
            <text:p>(81) 98869-284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rijalva costa</text:p>
          </table:table-cell>
          <table:table-cell office:value-type="string" table:style-name="ce1">
            <text:p>D105</text:p>
          </table:table-cell>
          <table:table-cell office:value-type="string" table:style-name="ce1">
            <text:p>DOM HÉLDER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265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2" table:style-name="ce1">
            <text:p>69,2</text:p>
          </table:table-cell>
          <table:table-cell office:value-type="float" office:value="163" table:style-name="ce1">
            <text:p>163</text:p>
          </table:table-cell>
          <table:table-cell office:value-type="date" office:date-value="2024-10-01T00:00:00" table:style-name="ce2">
            <text:p>01/10/2024</text:p>
          </table:table-cell>
          <table:table-cell office:value-type="string" table:style-name="ce1">
            <text:p>110/70</text:p>
          </table:table-cell>
          <table:table-cell office:value-type="date" office:date-value="2024-10-15T00:00:00" table:style-name="ce2">
            <text:p>15/10/2024</text:p>
          </table:table-cell>
          <table:table-cell office:value-type="string" table:style-name="ce1">
            <text:p>Alto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82" table:style-name="ce1">
            <text:p>82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ZABELLE VITORIA OLIVEIRA DA SILVA</text:p>
          </table:table-cell>
          <table:table-cell office:value-type="date" office:date-value="2004-12-16T00:00:00" table:style-name="ce2">
            <text:p>16/12/2004</text:p>
          </table:table-cell>
          <table:table-cell office:value-type="string" table:style-name="ce1">
            <text:p>20 anos e 8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3.269.754-47</text:p>
          </table:table-cell>
          <table:table-cell office:value-type="float" office:value="700504436633160" table:style-name="ce1">
            <text:p>7,00504E+14</text:p>
          </table:table-cell>
          <table:table-cell office:value-type="string" table:style-name="ce1">
            <text:p>(81) 98641-594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rijalva costa</text:p>
          </table:table-cell>
          <table:table-cell office:value-type="string" table:style-name="ce1">
            <text:p>D302</text:p>
          </table:table-cell>
          <table:table-cell office:value-type="string" table:style-name="ce1">
            <text:p>DOM HÉLDER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265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" table:style-name="ce1">
            <text:p>72</text:p>
          </table:table-cell>
          <table:table-cell office:value-type="float" office:value="163" table:style-name="ce1">
            <text:p>163</text:p>
          </table:table-cell>
          <table:table-cell office:value-type="date" office:date-value="2024-09-24T00:00:00" table:style-name="ce2">
            <text:p>24/09/2024</text:p>
          </table:table-cell>
          <table:table-cell office:value-type="string" table:style-name="ce1">
            <text:p>113/85</text:p>
          </table:table-cell>
          <table:table-cell office:value-type="date" office:date-value="2024-09-24T00:00:00" table:style-name="ce2">
            <text:p>24/09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" table:style-name="ce1">
            <text:p>84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YLLA KENIA DA SILVA COSTA</text:p>
          </table:table-cell>
          <table:table-cell office:value-type="date" office:date-value="2003-08-25T00:00:00" table:style-name="ce2">
            <text:p>25/08/2003</text:p>
          </table:table-cell>
          <table:table-cell office:value-type="string" table:style-name="ce1">
            <text:p>22 ano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4.138.764-63</text:p>
          </table:table-cell>
          <table:table-cell office:value-type="float" office:value="707604250440598" table:style-name="ce1">
            <text:p>7,07604E+14</text:p>
          </table:table-cell>
          <table:table-cell office:value-type="string" table:style-name="ce1">
            <text:p>(81) 99772-498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rijalva costa</text:p>
          </table:table-cell>
          <table:table-cell office:value-type="string" table:style-name="ce1">
            <text:p>E302</text:p>
          </table:table-cell>
          <table:table-cell office:value-type="string" table:style-name="ce1">
            <text:p>DOM HÉLDER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2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97/68</text:p>
          </table:table-cell>
          <table:table-cell office:value-type="date" office:date-value="2025-03-25T00:00:00" table:style-name="ce2">
            <text:p>25/03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AULA ALVES DE LIMA</text:p>
          </table:table-cell>
          <table:table-cell office:value-type="date" office:date-value="1984-08-12T00:00:00" table:style-name="ce2">
            <text:p>12/08/1984</text:p>
          </table:table-cell>
          <table:table-cell office:value-type="string" table:style-name="ce1">
            <text:p>41 ano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59.385.904-93</text:p>
          </table:table-cell>
          <table:table-cell office:value-type="float" office:value="209041267860002" table:style-name="ce1">
            <text:p>2,09041E+14</text:p>
          </table:table-cell>
          <table:table-cell office:value-type="string" table:style-name="ce1">
            <text:p>(81) 98165-363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rijalva costa</text:p>
          </table:table-cell>
          <table:table-cell office:value-type="string" table:style-name="ce1">
            <text:p>C05</text:p>
          </table:table-cell>
          <table:table-cell office:value-type="string" table:style-name="ce1">
            <text:p>DOM HÉLDER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2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1.4" table:style-name="ce1">
            <text:p>91,4</text:p>
          </table:table-cell>
          <table:table-cell office:value-type="float" office:value="163" table:style-name="ce1">
            <text:p>163</text:p>
          </table:table-cell>
          <table:table-cell office:value-type="date" office:date-value="2025-03-21T00:00:00" table:style-name="ce2">
            <text:p>21/03/2025</text:p>
          </table:table-cell>
          <table:table-cell office:value-type="string" table:style-name="ce1">
            <text:p>110/50</text:p>
          </table:table-cell>
          <table:table-cell office:value-type="date" office:date-value="2025-03-21T00:00:00" table:style-name="ce2">
            <text:p>21/03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YASMIN DA SILVA SOARES</text:p>
          </table:table-cell>
          <table:table-cell office:value-type="date" office:date-value="2008-11-09T00:00:00" table:style-name="ce2">
            <text:p>09/11/2008</text:p>
          </table:table-cell>
          <table:table-cell office:value-type="string" table:style-name="ce1">
            <text:p>16 anos e 9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5.978.664-78</text:p>
          </table:table-cell>
          <table:table-cell office:value-type="float" office:value="706202060224367" table:style-name="ce1">
            <text:p>7,06202E+14</text:p>
          </table:table-cell>
          <table:table-cell office:value-type="string" table:style-name="ce1">
            <text:p>(81) 99727-3691</text:p>
          </table:table-cell>
          <table:table-cell office:value-type="string" table:style-name="ce1">
            <text:p>(61) 3315-2425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rijalva costa</text:p>
          </table:table-cell>
          <table:table-cell office:value-type="string" table:style-name="ce1">
            <text:p>D305</text:p>
          </table:table-cell>
          <table:table-cell office:value-type="string" table:style-name="ce1">
            <text:p>DOM HÉLDER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2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4.5" table:style-name="ce1">
            <text:p>54,5</text:p>
          </table:table-cell>
          <table:table-cell office:value-type="float" office:value="161" table:style-name="ce1">
            <text:p>161</text:p>
          </table:table-cell>
          <table:table-cell office:value-type="date" office:date-value="2024-11-19T00:00:00" table:style-name="ce2">
            <text:p>19/11/2024</text:p>
          </table:table-cell>
          <table:table-cell office:value-type="string" table:style-name="ce1">
            <text:p>103/74</text:p>
          </table:table-cell>
          <table:table-cell office:value-type="date" office:date-value="2024-11-19T00:00:00" table:style-name="ce2">
            <text:p>19/1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DNA PEREIRA DA SILVA</text:p>
          </table:table-cell>
          <table:table-cell office:value-type="date" office:date-value="1984-11-27T00:00:00" table:style-name="ce2">
            <text:p>27/11/1984</text:p>
          </table:table-cell>
          <table:table-cell office:value-type="string" table:style-name="ce1">
            <text:p>40 anos e 9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7.291.334-81</text:p>
          </table:table-cell>
          <table:table-cell office:value-type="float" office:value="707709675765610" table:style-name="ce1">
            <text:p>7,0771E+14</text:p>
          </table:table-cell>
          <table:table-cell office:value-type="string" table:style-name="ce1">
            <text:p>(81) 99415-02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ereador otacílio de azevedo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BLOCO G 202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5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" table:style-name="ce1">
            <text:p>60</text:p>
          </table:table-cell>
          <table:table-cell office:value-type="float" office:value="145" table:style-name="ce1">
            <text:p>145</text:p>
          </table:table-cell>
          <table:table-cell office:value-type="date" office:date-value="2025-06-27T00:00:00" table:style-name="ce2">
            <text:p>27/06/2025</text:p>
          </table:table-cell>
          <table:table-cell office:value-type="string" table:style-name="ce1">
            <text:p>120/81</text:p>
          </table:table-cell>
          <table:table-cell office:value-type="date" office:date-value="2025-07-30T00:00:00" table:style-name="ce2">
            <text:p>30/07/2025</text:p>
          </table:table-cell>
          <table:table-cell office:value-type="string" table:style-name="ce1">
            <text:p>Habitual</text:p>
          </table:table-cell>
          <table:table-cell office:value-type="float" office:value="407" table:style-name="ce1">
            <text:p>407</text:p>
          </table:table-cell>
          <table:table-cell office:value-type="float" office:value="3" table:style-name="ce1">
            <text:p>3</text:p>
          </table:table-cell>
          <table:table-cell office:value-type="float" office:value="407" table:style-name="ce1">
            <text:p>40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MANUELE BATISTA DE ALMEIDA</text:p>
          </table:table-cell>
          <table:table-cell office:value-type="date" office:date-value="1999-02-09T00:00:00" table:style-name="ce2">
            <text:p>09/02/1999</text:p>
          </table:table-cell>
          <table:table-cell office:value-type="string" table:style-name="ce1">
            <text:p>26 anos e 6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3.304.624-59</text:p>
          </table:table-cell>
          <table:table-cell office:value-type="float" office:value="898004605367162" table:style-name="ce1">
            <text:p>8,98005E+14</text:p>
          </table:table-cell>
          <table:table-cell office:value-type="string" table:style-name="ce1">
            <text:p>(81) 98588-796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ereador otacílio de azevedo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BLOCO C 101</text:p>
          </table:table-cell>
          <table:table-cell office:value-type="string" table:style-name="ce1">
            <text:p>BREJO DO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50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.7" table:style-name="ce1">
            <text:p>66,7</text:p>
          </table:table-cell>
          <table:table-cell office:value-type="float" office:value="170" table:style-name="ce1">
            <text:p>170</text:p>
          </table:table-cell>
          <table:table-cell office:value-type="date" office:date-value="2023-05-17T00:00:00" table:style-name="ce2">
            <text:p>17/05/2023</text:p>
          </table:table-cell>
          <table:table-cell office:value-type="string" table:style-name="ce1">
            <text:p>100/60</text:p>
          </table:table-cell>
          <table:table-cell office:value-type="date" office:date-value="2023-07-17T00:00:00" table:style-name="ce2">
            <text:p>17/07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6" table:style-name="ce1">
            <text:p>14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LAUCIA MARIA DA SILVA</text:p>
          </table:table-cell>
          <table:table-cell office:value-type="date" office:date-value="1985-09-02T00:00:00" table:style-name="ce2">
            <text:p>02/09/1985</text:p>
          </table:table-cell>
          <table:table-cell office:value-type="string" table:style-name="ce1">
            <text:p>39 anos e 11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2.386.274-95</text:p>
          </table:table-cell>
          <table:table-cell office:value-type="float" office:value="700702939828774" table:style-name="ce1">
            <text:p>7,00703E+14</text:p>
          </table:table-cell>
          <table:table-cell office:value-type="string" table:style-name="ce1">
            <text:p>(81) 99666-96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ereador otacílio de azevedo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BLOCO C 207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50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" table:style-name="ce1">
            <text:p>73</text:p>
          </table:table-cell>
          <table:table-cell office:value-type="float" office:value="156" table:style-name="ce1">
            <text:p>156</text:p>
          </table:table-cell>
          <table:table-cell office:value-type="date" office:date-value="2023-10-18T00:00:00" table:style-name="ce2">
            <text:p>18/10/2023</text:p>
          </table:table-cell>
          <table:table-cell office:value-type="string" table:style-name="ce1">
            <text:p>100/80</text:p>
          </table:table-cell>
          <table:table-cell office:value-type="date" office:date-value="2023-11-13T00:00:00" table:style-name="ce2">
            <text:p>13/11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SSICA PRISCILA SOUZA DE OLIVEIRA</text:p>
          </table:table-cell>
          <table:table-cell office:value-type="date" office:date-value="1995-08-26T00:00:00" table:style-name="ce2">
            <text:p>26/08/1995</text:p>
          </table:table-cell>
          <table:table-cell office:value-type="string" table:style-name="ce1">
            <text:p>30 ano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02.120.104-41</text:p>
          </table:table-cell>
          <table:table-cell office:value-type="float" office:value="702307169719612" table:style-name="ce1">
            <text:p>7,02307E+14</text:p>
          </table:table-cell>
          <table:table-cell office:value-type="string" table:style-name="ce1">
            <text:p>(81) 99609-576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ereador otacílio de azevedo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BLOCO E 107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5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3" table:style-name="ce1">
            <text:p>93</text:p>
          </table:table-cell>
          <table:table-cell office:value-type="float" office:value="165" table:style-name="ce1">
            <text:p>165</text:p>
          </table:table-cell>
          <table:table-cell office:value-type="date" office:date-value="2025-06-30T00:00:00" table:style-name="ce2">
            <text:p>30/06/2025</text:p>
          </table:table-cell>
          <table:table-cell office:value-type="string" table:style-name="ce1">
            <text:p>161/93</text:p>
          </table:table-cell>
          <table:table-cell office:value-type="date" office:date-value="2025-06-30T00:00:00" table:style-name="ce2">
            <text:p>30/06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17" table:style-name="ce1">
            <text:p>41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SINEIDE CAETANO FERREIRA</text:p>
          </table:table-cell>
          <table:table-cell office:value-type="date" office:date-value="1982-05-04T00:00:00" table:style-name="ce2">
            <text:p>04/05/1982</text:p>
          </table:table-cell>
          <table:table-cell office:value-type="string" table:style-name="ce1">
            <text:p>43 anos e 3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44.264.164-85</text:p>
          </table:table-cell>
          <table:table-cell office:value-type="float" office:value="707008831987838" table:style-name="ce1">
            <text:p>7,07009E+14</text:p>
          </table:table-cell>
          <table:table-cell office:value-type="string" table:style-name="ce1">
            <text:p>(81) 98888-88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v. ver. otacilio de azevedo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K 107</text:p>
          </table:table-cell>
          <table:table-cell office:value-type="string" table:style-name="ce1">
            <text:p>BREJO DO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599999999999994" table:style-name="ce1">
            <text:p>74,6</text:p>
          </table:table-cell>
          <table:table-cell office:value-type="float" office:value="165" table:style-name="ce1">
            <text:p>165</text:p>
          </table:table-cell>
          <table:table-cell office:value-type="date" office:date-value="2020-10-20T00:00:00" table:style-name="ce2">
            <text:p>20/10/2020</text:p>
          </table:table-cell>
          <table:table-cell office:value-type="string" table:style-name="ce1">
            <text:p>110/80</text:p>
          </table:table-cell>
          <table:table-cell office:value-type="date" office:date-value="2020-10-20T00:00:00" table:style-name="ce2">
            <text:p>20/10/2020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21" table:style-name="ce1">
            <text:p>421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ENATA FRANCIELE DE SOUZA MELO</text:p>
          </table:table-cell>
          <table:table-cell office:value-type="date" office:date-value="1992-05-26T00:00:00" table:style-name="ce2">
            <text:p>26/05/1992</text:p>
          </table:table-cell>
          <table:table-cell office:value-type="string" table:style-name="ce1">
            <text:p>33 anos e 3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5.363.194-48</text:p>
          </table:table-cell>
          <table:table-cell office:value-type="float" office:value="709204245582037" table:style-name="ce1">
            <text:p>7,09204E+14</text:p>
          </table:table-cell>
          <table:table-cell office:value-type="string" table:style-name="ce1">
            <text:p>(81) 98684-66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ereador otacílio de azevedo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BLOCO G 210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.2" table:style-name="ce1">
            <text:p>67,2</text:p>
          </table:table-cell>
          <table:table-cell office:value-type="float" office:value="159" table:style-name="ce1">
            <text:p>159</text:p>
          </table:table-cell>
          <table:table-cell office:value-type="date" office:date-value="2019-06-07T00:00:00" table:style-name="ce2">
            <text:p>07/06/2019</text:p>
          </table:table-cell>
          <table:table-cell office:value-type="string" table:style-name="ce1">
            <text:p>149/107</text:p>
          </table:table-cell>
          <table:table-cell office:value-type="date" office:date-value="2024-11-14T00:00:00" table:style-name="ce2">
            <text:p>14/1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55" table:style-name="ce1">
            <text:p>35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INTIA VIRGINIA PEREIRA DA SILVA</text:p>
          </table:table-cell>
          <table:table-cell office:value-type="date" office:date-value="1986-08-10T00:00:00" table:style-name="ce2">
            <text:p>10/08/1986</text:p>
          </table:table-cell>
          <table:table-cell office:value-type="string" table:style-name="ce1">
            <text:p>39 ano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5.411.514-50</text:p>
          </table:table-cell>
          <table:table-cell office:value-type="float" office:value="706500336331095" table:style-name="ce1">
            <text:p>7,065E+14</text:p>
          </table:table-cell>
          <table:table-cell office:value-type="string" table:style-name="ce1">
            <text:p>(81) 98529-147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Vereador otacílio de azevedo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BLOCO H 101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5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.599999999999994" table:style-name="ce1">
            <text:p>78,6</text:p>
          </table:table-cell>
          <table:table-cell office:value-type="float" office:value="165" table:style-name="ce1">
            <text:p>165</text:p>
          </table:table-cell>
          <table:table-cell office:value-type="date" office:date-value="2020-01-23T00:00:00" table:style-name="ce2">
            <text:p>23/01/2020</text:p>
          </table:table-cell>
          <table:table-cell office:value-type="string" table:style-name="ce1">
            <text:p>150/100</text:p>
          </table:table-cell>
          <table:table-cell office:value-type="date" office:date-value="2025-06-10T00:00:00" table:style-name="ce2">
            <text:p>10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29" table:style-name="ce1">
            <text:p>329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CILENE DA SILVA NASCIMENTO</text:p>
          </table:table-cell>
          <table:table-cell office:value-type="date" office:date-value="2001-03-03T00:00:00" table:style-name="ce2">
            <text:p>03/03/2001</text:p>
          </table:table-cell>
          <table:table-cell office:value-type="string" table:style-name="ce1">
            <text:p>24 anos e 5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71.651.524-66</text:p>
          </table:table-cell>
          <table:table-cell office:value-type="float" office:value="708602034969485" table:style-name="ce1">
            <text:p>7,08602E+14</text:p>
          </table:table-cell>
          <table:table-cell office:value-type="string" table:style-name="ce1">
            <text:p>(81) 98461-12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Vereador otacílio azevedo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BLOCO H 201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0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8.85" table:style-name="ce1">
            <text:p>48,85</text:p>
          </table:table-cell>
          <table:table-cell office:value-type="float" office:value="157" table:style-name="ce1">
            <text:p>157</text:p>
          </table:table-cell>
          <table:table-cell office:value-type="date" office:date-value="2020-05-12T00:00:00" table:style-name="ce2">
            <text:p>12/05/2020</text:p>
          </table:table-cell>
          <table:table-cell office:value-type="string" table:style-name="ce1">
            <text:p>118/71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CIANA LUIZA DE FRANCA LIMA</text:p>
          </table:table-cell>
          <table:table-cell office:value-type="date" office:date-value="1984-04-01T00:00:00" table:style-name="ce2">
            <text:p>01/04/1984</text:p>
          </table:table-cell>
          <table:table-cell office:value-type="string" table:style-name="ce1">
            <text:p>41 anos e 5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8.664.264-57</text:p>
          </table:table-cell>
          <table:table-cell office:value-type="float" office:value="703402287961815" table:style-name="ce1">
            <text:p>7,03402E+14</text:p>
          </table:table-cell>
          <table:table-cell office:value-type="string" table:style-name="ce1">
            <text:p>(81) 98864-98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Vereador otacílio azevedo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BLOCO H 201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0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.6" table:style-name="ce1">
            <text:p>55,6</text:p>
          </table:table-cell>
          <table:table-cell office:value-type="float" office:value="156" table:style-name="ce1">
            <text:p>156</text:p>
          </table:table-cell>
          <table:table-cell office:value-type="date" office:date-value="2024-07-10T00:00:00" table:style-name="ce2">
            <text:p>10/07/2024</text:p>
          </table:table-cell>
          <table:table-cell office:value-type="string" table:style-name="ce1">
            <text:p>146/91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Alto</text:p>
          </table:table-cell>
          <table:table-cell office:value-type="float" office:value="97" table:style-name="ce1">
            <text:p>97</text:p>
          </table:table-cell>
          <table:table-cell office:value-type="float" office:value="0" table:style-name="ce1">
            <text:p>0</text:p>
          </table:table-cell>
          <table:table-cell office:value-type="float" office:value="96" table:style-name="ce1">
            <text:p>96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SANGELA ROSA DA SILVA</text:p>
          </table:table-cell>
          <table:table-cell office:value-type="date" office:date-value="1997-02-20T00:00:00" table:style-name="ce2">
            <text:p>20/02/1997</text:p>
          </table:table-cell>
          <table:table-cell office:value-type="string" table:style-name="ce1">
            <text:p>28 anos e 6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3.456.244-17</text:p>
          </table:table-cell>
          <table:table-cell office:value-type="float" office:value="701803263454272" table:style-name="ce1">
            <text:p>7,01803E+14</text:p>
          </table:table-cell>
          <table:table-cell office:value-type="string" table:style-name="ce1">
            <text:p>(81) 98752-223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Vereador otacílio de azevedo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BLOCO B 212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5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2" table:style-name="ce1">
            <text:p>112</text:p>
          </table:table-cell>
          <table:table-cell office:value-type="float" office:value="160" table:style-name="ce1">
            <text:p>160</text:p>
          </table:table-cell>
          <table:table-cell office:value-type="date" office:date-value="2023-04-17T00:00:00" table:style-name="ce2">
            <text:p>17/04/2023</text:p>
          </table:table-cell>
          <table:table-cell office:value-type="string" table:style-name="ce1">
            <text:p>115/75</text:p>
          </table:table-cell>
          <table:table-cell office:value-type="date" office:date-value="2023-04-17T00:00:00" table:style-name="ce2">
            <text:p>17/04/2023</text:p>
          </table:table-cell>
          <table:table-cell office:value-type="string" table:style-name="ce1">
            <text:p>Habitual</text:p>
          </table:table-cell>
          <table:table-cell office:value-type="float" office:value="485" table:style-name="ce1">
            <text:p>485</text:p>
          </table:table-cell>
          <table:table-cell office:value-type="float" office:value="4" table:style-name="ce1">
            <text:p>4</text:p>
          </table:table-cell>
          <table:table-cell office:value-type="float" office:value="472" table:style-name="ce1">
            <text:p>472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ABRIELLE VITÓRIA GONÇALVES DA SILVA</text:p>
          </table:table-cell>
          <table:table-cell office:value-type="date" office:date-value="2008-12-16T00:00:00" table:style-name="ce2">
            <text:p>16/12/2008</text:p>
          </table:table-cell>
          <table:table-cell office:value-type="string" table:style-name="ce1">
            <text:p>16 anos e 8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898005146712893" table:style-name="ce1">
            <text:p>8,98005E+14</text:p>
          </table:table-cell>
          <table:table-cell office:value-type="string" table:style-name="ce1">
            <text:p>(81) 9997-4312</text:p>
          </table:table-cell>
          <table:table-cell office:value-type="string" table:style-name="ce1">
            <text:p>(81) 98633-107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Otacílio azevedo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AP 102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5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" table:style-name="ce1">
            <text:p>67</text:p>
          </table:table-cell>
          <table:table-cell office:value-type="float" office:value="170" table:style-name="ce1">
            <text:p>170</text:p>
          </table:table-cell>
          <table:table-cell office:value-type="date" office:date-value="2024-10-01T00:00:00" table:style-name="ce2">
            <text:p>01/10/2024</text:p>
          </table:table-cell>
          <table:table-cell office:value-type="string" table:style-name="ce1">
            <text:p>110/70</text:p>
          </table:table-cell>
          <table:table-cell office:value-type="date" office:date-value="2024-10-01T00:00:00" table:style-name="ce2">
            <text:p>01/10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ULIANA THAMYRES DA SILVA</text:p>
          </table:table-cell>
          <table:table-cell office:value-type="date" office:date-value="1996-03-19T00:00:00" table:style-name="ce2">
            <text:p>19/03/1996</text:p>
          </table:table-cell>
          <table:table-cell office:value-type="string" table:style-name="ce1">
            <text:p>29 anos e 5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1.703.814-20</text:p>
          </table:table-cell>
          <table:table-cell office:value-type="float" office:value="706908164360835" table:style-name="ce1">
            <text:p>7,06908E+14</text:p>
          </table:table-cell>
          <table:table-cell office:value-type="string" table:style-name="ce1">
            <text:p>(81) 98570-34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Vereador otacílio azevedo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JOSUE PINTO BL A 107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5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6" table:style-name="ce1">
            <text:p>86</text:p>
          </table:table-cell>
          <table:table-cell office:value-type="float" office:value="162" table:style-name="ce1">
            <text:p>162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120/7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ISA INACIA GOMES DA SILVA</text:p>
          </table:table-cell>
          <table:table-cell office:value-type="date" office:date-value="1998-12-08T00:00:00" table:style-name="ce2">
            <text:p>08/12/1998</text:p>
          </table:table-cell>
          <table:table-cell office:value-type="string" table:style-name="ce1">
            <text:p>26 anos e 8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8.287.004-35</text:p>
          </table:table-cell>
          <table:table-cell office:value-type="float" office:value="700001959625203" table:style-name="ce1">
            <text:p>7,00002E+14</text:p>
          </table:table-cell>
          <table:table-cell office:value-type="string" table:style-name="ce1">
            <text:p>(81) 99702-997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9" table:style-name="ce1">
            <text:p>49</text:p>
          </table:table-cell>
          <table:table-cell office:value-type="float" office:value="156" table:style-name="ce1">
            <text:p>156</text:p>
          </table:table-cell>
          <table:table-cell office:value-type="date" office:date-value="2024-07-30T00:00:00" table:style-name="ce2">
            <text:p>30/07/2024</text:p>
          </table:table-cell>
          <table:table-cell office:value-type="string" table:style-name="ce1">
            <text:p>90/70</text:p>
          </table:table-cell>
          <table:table-cell office:value-type="date" office:date-value="2024-07-30T00:00:00" table:style-name="ce2">
            <text:p>30/07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" table:style-name="ce1">
            <text:p>7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HIRLEY STEPHANE DA SILVA</text:p>
          </table:table-cell>
          <table:table-cell office:value-type="date" office:date-value="2002-10-20T00:00:00" table:style-name="ce2">
            <text:p>20/10/2002</text:p>
          </table:table-cell>
          <table:table-cell office:value-type="string" table:style-name="ce1">
            <text:p>22 anos e 10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67.527.504-16</text:p>
          </table:table-cell>
          <table:table-cell office:value-type="float" office:value="898004530453954" table:style-name="ce1">
            <text:p>8,98005E+14</text:p>
          </table:table-cell>
          <table:table-cell office:value-type="string" table:style-name="ce1">
            <text:p>(81) 99668-21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.599999999999994" table:style-name="ce1">
            <text:p>64,6</text:p>
          </table:table-cell>
          <table:table-cell office:value-type="float" office:value="160" table:style-name="ce1">
            <text:p>160</text:p>
          </table:table-cell>
          <table:table-cell office:value-type="date" office:date-value="2024-10-08T00:00:00" table:style-name="ce2">
            <text:p>08/10/2024</text:p>
          </table:table-cell>
          <table:table-cell office:value-type="string" table:style-name="ce1">
            <text:p>100/70</text:p>
          </table:table-cell>
          <table:table-cell office:value-type="date" office:date-value="2024-10-08T00:00:00" table:style-name="ce2">
            <text:p>08/10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6" table:style-name="ce1">
            <text:p>86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49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38:50Z</meta:creation-date>
    <dc:date>2025-09-16T19:38:50Z</dc:date>
  </office:meta>
</office:document-meta>
</file>